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7eed" officeooo:paragraph-rsid="00117eed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7eed" officeooo:paragraph-rsid="0013549c" style:font-size-asian="16pt" style:font-weight-asian="normal" style:font-size-complex="16pt" style:font-weight-complex="normal"/>
    </style:style>
    <style:style style:name="P3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17eed" officeooo:paragraph-rsid="00117ee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7eed" officeooo:paragraph-rsid="001524b7" style:font-size-asian="16pt" style:font-weight-asian="normal" style:font-size-complex="16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O Homem Dos Milagres</text:span><text:tab/><text:span text:style-name="T3">Mara Lima<text:tab/></text:span><text:span text:style-name="T1">[ 5 ]</text:span></text:p>
      <text:p text:style-name="P1">Eu queria estar lá no meio da multidão</text:p>
      <text:p text:style-name="P1">Contemplar aquela mulher</text:p>
      <text:p text:style-name="P1">Que usou a sua fé tocando em Jesus.</text:p>
      <text:p text:style-name="P1"/>
      <text:p text:style-name="P1">Eu queria estar lá no momento da ressurreição</text:p>
      <text:p text:style-name="P1">Quando Jesus chamou a Lazaro:"Saia para fora"</text:p>
      <text:p text:style-name="P1">E Lázaro saiu,saiu com vida</text:p>
      <text:p text:style-name="P1">Eu queria estar lá,ver o cego Bartimeu</text:p>
      <text:p text:style-name="P1">Clamando: "Filho de Davi Tem misericórdia de mim"</text:p>
      <text:p text:style-name="P1">Jesus parou, lhe perguntou: “O que queres que eu te faça?”</text:p>
      <text:p text:style-name="P1">“Senhor que eu veja” e ele viu foi lindo</text:p>
      <text:p text:style-name="P1">Mas a cena mas bonita foi a de João Batista</text:p>
      <text:p text:style-name="P1">Quando foi Jesus batizar</text:p>
      <text:p text:style-name="P1"/>
      <text:p text:style-name="P1">O céu se abriu,o espírito desceu,uma voz ecoou:</text:p>
      <text:p text:style-name="P1">" Este é meu filho o amado meu "</text:p>
      <text:p text:style-name="P1">Não pude estar lá mas ele está aqui</text:p>
      <text:p text:style-name="P1">A sua unção já posso sentir</text:p>
      <text:p text:style-name="P1">E hoje o milagre Deus vai fazer aqui</text:p>
      <text:p text:style-name="P1"/>
      <text:p text:style-name="P1">O homem dos milagres está neste lugar</text:p>
      <text:p text:style-name="P1">Toda enfermidade hoje não vai suportar, </text:p>
      <text:p text:style-name="P1">O toque da sua mão cheia de unção</text:p>
      <text:p text:style-name="P1">Receba tua benção,tua cura,tua libertação</text:p>
      <text:p text:style-name="P1">Já posso ver o mal indo embora</text:p>
      <text:p text:style-name="P1">Já posso ver a tua vitória</text:p>
      <text:p text:style-name="P1">Levante as mãos comece a louvar</text:p>
      <text:p text:style-name="P4">O homem dos milagres está neste lugar.</text:p>
      <text:p text:style-name="P4"><text:span text:style-name="T2">O Homem Dos Milagres</text:span><text:span text:style-name="T4"><text:tab/></text:span><text:span text:style-name="T3">Mara Lima<text:tab/></text:span><text:span text:style-name="T1">[ 5 ]</text:span></text:p>
      <text:p text:style-name="P2">Eu queria estar lá no meio da multidão</text:p>
      <text:p text:style-name="P2">Contemplar aquela mulher</text:p>
      <text:p text:style-name="P2">Que usou a sua fé tocando em Jesus.</text:p>
      <text:p text:style-name="P2"/>
      <text:p text:style-name="P2">Eu queria estar lá no momento da ressurreição</text:p>
      <text:p text:style-name="P2">Quando Jesus chamou a Lazaro:"Saia para fora"</text:p>
      <text:p text:style-name="P2">E Lázaro saiu,saiu com vida</text:p>
      <text:p text:style-name="P2">Eu queria estar lá,ver o cego Bartimeu</text:p>
      <text:p text:style-name="P2">Clamando: "Filho de Davi Tem misericórdia de mim"</text:p>
      <text:p text:style-name="P2">Jesus parou, lhe perguntou: “O que queres que eu te faça?”</text:p>
      <text:p text:style-name="P2">“Senhor que eu veja” e ele viu foi lindo</text:p>
      <text:p text:style-name="P2">Mas a cena mas bonita foi a de João Batista</text:p>
      <text:p text:style-name="P2">Quando foi Jesus batizar</text:p>
      <text:p text:style-name="P2"/>
      <text:p text:style-name="P2">O céu se abriu,o espírito desceu,uma voz ecoou:</text:p>
      <text:p text:style-name="P2">" Este é meu filho o amado meu "</text:p>
      <text:p text:style-name="P2">Não pude estar lá mas ele está aqui</text:p>
      <text:p text:style-name="P2">A sua unção já posso sentir</text:p>
      <text:p text:style-name="P2">E hoje o milagre Deus vai fazer aqui</text:p>
      <text:p text:style-name="P2"/>
      <text:p text:style-name="P2">O homem dos milagres está neste lugar</text:p>
      <text:p text:style-name="P2">Toda enfermidade hoje não vai suportar, </text:p>
      <text:p text:style-name="P2">O toque da sua mão cheia de unção</text:p>
      <text:p text:style-name="P2">Receba tua benção,tua cura,tua libertação</text:p>
      <text:p text:style-name="P2">Já posso ver o mal indo embora</text:p>
      <text:p text:style-name="P2">Já posso ver a tua vitória</text:p>
      <text:p text:style-name="P2">Levante as mãos comece a louvar</text:p>
      <text:p text:style-name="P2">O homem dos milagres está neste lug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3T20:50:35.099010037</dc:date>
    <meta:editing-cycles>13</meta:editing-cycles>
    <meta:editing-duration>PT27M11S</meta:editing-duration>
    <meta:generator>LibreOffice/5.1.4.2$Linux_X86_64 LibreOffice_project/10m0$Build-2</meta:generator>
    <meta:document-statistic meta:table-count="0" meta:image-count="0" meta:object-count="0" meta:page-count="1" meta:paragraph-count="52" meta:word-count="376" meta:character-count="1910" meta:non-whitespace-character-count="1584"/>
  </office:meta>
</office:document-meta>
</file>